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ObjectReplacements/Object 1" manifest:media-type=""/>
  <manifest:file-entry manifest:full-path="Object 2/Object 1/settings.xml" manifest:media-type="text/xml"/>
  <manifest:file-entry manifest:full-path="Object 2/Object 1/content.xml" manifest:media-type="text/xml"/>
  <manifest:file-entry manifest:full-path="Object 2/Object 1/Configurations2/" manifest:media-type="application/vnd.sun.xml.ui.configuration"/>
  <manifest:file-entry manifest:full-path="Object 2/Object 1/" manifest:version="1.2" manifest:media-type="application/vnd.oasis.opendocument.formula"/>
  <manifest:file-entry manifest:full-path="Object 2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40E000000A122FD410A836F4BCB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BrightBlue-title">
      <style:graphic-properties fo:min-height="3.722cm"/>
    </style:style>
    <style:style style:name="pr2" style:family="presentation" style:parent-style-name="BrightBlue-subtitle">
      <style:graphic-properties draw:fill-color="#ffffff" draw:auto-grow-height="true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draw:textarea-vertical-align="middle" fo:min-height="8.883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6.147cm" style:use-optimal-column-width="false"/>
    </style:style>
    <style:style style:name="co2" style:family="table-column">
      <style:table-column-properties style:column-width="6.148cm" style:use-optimal-column-width="false"/>
    </style:style>
    <style:style style:name="ro1" style:family="table-row">
      <style:table-row-properties style:row-height="0.762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785cm"/>
    </style:style>
    <style:style style:name="ro4" style:family="table-row">
      <style:table-row-properties style:row-height="0.858cm"/>
    </style:style>
    <style:style style:name="ro5" style:family="table-row">
      <style:table-row-properties style:row-height="1.671cm"/>
    </style:style>
    <style:style style:name="ro6" style:family="table-row">
      <style:table-row-properties style:row-height="1.668cm"/>
    </style:style>
    <style:style style:name="ce1" style:family="table-cell">
      <loext:graphic-properties draw:fill-color="#1b75bc" draw:textarea-vertical-align="middle"/>
      <style:paragraph-properties fo:text-align="center" fo:border-left="none" fo:border-right="none" fo:border-top="none" fo:border-bottom="0.03pt solid #ffffff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fill-color="#1b75bc" draw:textarea-vertical-align="middle"/>
      <style:paragraph-properties fo:text-align="center" fo:border-left="none" fo:border-right="none" fo:border-top="none" fo:border-bottom="0.03pt solid #ffffff"/>
      <style:text-properties fo:color="#ffffff" fo:font-weight="bold" style:font-weight-asian="bold" style:font-weight-complex="bold"/>
    </style:style>
    <style:style style:name="ce3" style:family="table-cell">
      <loext:graphic-properties draw:fill-color="#1b75bc" draw:textarea-vertical-align="middle"/>
      <style:paragraph-properties fo:border-left="none" fo:border-right="none" fo:border-top="0.03pt solid #ffffff" fo:border-bottom="0.03pt solid #ffffff"/>
      <style:text-properties fo:color="#ffffff" style:font-name="Liberation Mono" fo:font-size="16pt" style:font-size-asian="16pt" style:font-size-complex="16pt"/>
    </style:style>
    <style:style style:name="ce4" style:family="table-cell">
      <loext:graphic-properties draw:textarea-vertical-align="middle"/>
      <style:paragraph-properties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-color="#1b75bc" draw:textarea-vertical-align="middle"/>
      <style:paragraph-properties fo:border-left="none" fo:border-right="none" fo:border-top="0.03pt solid #ffffff" fo:border-bottom="none"/>
      <style:text-properties fo:color="#ffffff" style:font-name="Liberation Mono" fo:font-size="16pt" style:font-size-asian="16pt" style:font-size-complex="16pt"/>
    </style:style>
    <style:style style:name="ce6" style:family="table-cell">
      <loext:graphic-properties draw:textarea-vertical-align="middle"/>
      <style:paragraph-properties fo:border-left="none" fo:border-right="none" fo:border-top="0.03pt solid #ffffff" fo:border-bottom="none"/>
      <style:text-properties fo:font-size="18pt" style:font-size-asian="18pt" style:font-size-complex="18pt"/>
    </style:style>
    <style:style style:name="ce7" style:family="table-cell">
      <loext:graphic-properties draw:fill-color="#1b75bc" draw:textarea-vertical-align="middle"/>
      <style:paragraph-properties fo:text-align="center" fo:border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" style:family="table-cell">
      <loext:graphic-properties draw:fill-color="#1b75bc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weight="bold" style:font-weight-asian="bold" style:font-weight-complex="bold"/>
    </style:style>
    <style:style style:name="ce9" style:family="table-cell">
      <loext:graphic-properties draw:fill-color="#1b75bc" draw:textarea-vertical-align="middle"/>
      <style:paragraph-properties fo:border-left="0.03pt solid #ffffff" fo:border-right="0.03pt solid #ffffff" fo:border-top="none" fo:border-bottom="0.03pt solid #ffffff"/>
      <style:text-properties fo:color="#ffffff" style:font-name="Liberation Mono" fo:font-size="16pt" style:font-size-asian="16pt" style:font-size-complex="16pt"/>
    </style:style>
    <style:style style:name="ce10" style:family="table-cell">
      <loext:graphic-properties draw:textarea-vertical-align="middle"/>
    </style:style>
    <style:style style:name="ce11" style:family="table-cell">
      <loext:graphic-properties draw:fill-color="#1b75bc" draw:textarea-vertical-align="middle"/>
      <style:text-properties fo:color="#ffffff" style:font-name="Liberation Mono" fo:font-size="16pt" style:font-size-asian="16pt" style:font-size-complex="16pt"/>
    </style:style>
    <style:style style:name="ce12" style:family="table-cell">
      <loext:graphic-properties draw:fill-color="#1b75bc" draw:textarea-vertical-align="middle"/>
      <style:text-properties fo:color="#ffffff" style:font-name="Liberation Mono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32pt"/>
    </style:style>
    <style:style style:name="T2" style:family="text">
      <style:text-properties fo:color="#0066b3" style:font-name="Liberation Sans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579835" style:font-name="Liberation Sans1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ba131a" style:font-name="Liberation Sans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style:font-name="Liberation Mono"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ffff" style:font-name="Liberation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722cm" svg:x="1.4cm" svg:y="0.037cm" presentation:class="title" presentation:user-transformed="true">
          <draw:text-box>
            <text:p>Práctica: HangedMan</text:p>
          </draw:text-box>
        </draw:frame>
        <draw:frame presentation:style-name="pr2" draw:text-style-name="P1" draw:layer="layout" svg:width="25.2cm" svg:height="9.133cm" svg:x="1.4cm" svg:y="3.798cm" presentation:class="subtitle">
          <draw:text-box>
            <text:p><text:span text:style-name="T1">Ejemplo de Protocolo de Comunicación en Re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>
          <draw:text-box>
            <text:p>Diagrama de Estados</text:p>
          </draw:text-box>
        </draw:frame>
        <draw:frame presentation:style-name="pr5" draw:text-style-name="P3" draw:layer="layout" svg:width="25.2cm" svg:height="9.133cm" svg:x="1.4cm" svg:y="3.798cm" presentation:class="outline">
          <draw:text-box>
            <text:list text:style-name="L2">
              <text:list-item>
                <text:p><text:span text:style-name="T2">STARTED</text:span></text:p>
              </text:list-item>
              <text:list-item>
                <text:p><text:span text:style-name="T3">PLAYING</text:span></text:p>
              </text:list-item>
              <text:list-item>
                <text:p><text:span text:style-name="T3">WON</text:span></text:p>
              </text:list-item>
              <text:list-item>
                <text:p><text:span text:style-name="T3">LOST</text:span></text:p>
              </text:list-item>
              <text:list-item>
                <text:p><text:span text:style-name="T4">OVER</text:span></text:p>
              </text:list-item>
              <text:list-item>
                <text:p><text:span text:style-name="T5">ERRO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draw:style-name="gr2" draw:text-style-name="P5" draw:layer="layout" svg:width="41.342cm" svg:height="20.153cm" svg:x="-6.671cm" svg:y="-2.2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2.6cm" svg:x="1.4cm" svg:y="0.598cm" presentation:class="title">
          <draw:text-box>
            <text:p>Protocolo de Comunicación</text:p>
          </draw:text-box>
        </draw:frame>
        <draw:frame draw:style-name="standard" draw:layer="layout" svg:width="12.293cm" svg:height="4.097cm" svg:x="1.206cm" svg:y="7.382cm" presentation:class="table" presentation:user-transformed="true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6"><text:span text:style-name="T6">Request</text:span></text:p>
              </table:table-cell>
              <table:table-cell table:style-name="ce2">
                <text:p text:style-name="P5"><text:span text:style-name="T7">Descripción</text:span></text:p>
              </table:table-cell>
            </table:table-row>
            <table:table-row table:style-name="ro2">
              <table:table-cell table:style-name="ce3">
                <text:p><text:span text:style-name="T8">START</text:span></text:p>
              </table:table-cell>
              <table:table-cell table:style-name="ce4">
                <text:p><text:span text:style-name="T9">Inicio de sesión de juego</text:span></text:p>
              </table:table-cell>
            </table:table-row>
            <table:table-row table:style-name="ro3">
              <table:table-cell table:style-name="ce5">
                <text:p><text:span text:style-name="T8">GUESS &lt;SessionID&gt; &lt;GuessInput&gt;</text:span></text:p>
              </table:table-cell>
              <table:table-cell table:style-name="ce6">
                <text:p><text:span text:style-name="T9">Intento de adivin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4cm" svg:height="9.209cm" svg:x="14.313cm" svg:y="4.826cm" presentation:class="table" presentation:user-transformed="true">
          <table:table table:template-name="lightblue" table:use-first-row-styles="true" table:use-first-column-styles="true" table:use-banding-rows-styles="true">
            <table:table-column table:style-name="co2"/>
            <table:table-column table:style-name="co1"/>
            <table:table-row table:style-name="ro4">
              <table:table-cell table:style-name="ce7">
                <text:p text:style-name="P6"><text:span text:style-name="T6">Response</text:span></text:p>
              </table:table-cell>
              <table:table-cell table:style-name="ce8">
                <text:p text:style-name="P5"><text:span text:style-name="T7">Descripción</text:span></text:p>
              </table:table-cell>
            </table:table-row>
            <table:table-row table:style-name="ro5">
              <table:table-cell table:style-name="ce9">
                <text:p><text:span text:style-name="T8">STARTED &lt;SessionID&gt; &lt;MaskedWord&gt;</text:span></text:p>
              </table:table-cell>
              <table:table-cell table:style-name="ce10">
                <text:p>Sesión comenzada</text:p>
              </table:table-cell>
            </table:table-row>
            <table:table-row table:style-name="ro5">
              <table:table-cell table:style-name="ce11">
                <text:p><text:span text:style-name="T8">PLAYING</text:span><text:span text:style-name="T8"> &lt;RemainingTries&gt;</text:span><text:span text:style-name="T8"> &lt;MaskedWord&gt;</text:span></text:p>
              </table:table-cell>
              <table:table-cell table:style-name="ce10">
                <text:p>Juego en curso</text:p>
              </table:table-cell>
            </table:table-row>
            <table:table-row table:style-name="ro5">
              <table:table-cell table:style-name="ce11">
                <text:p><text:span text:style-name="T8">WIN &lt;Word&gt;</text:span></text:p>
              </table:table-cell>
              <table:table-cell table:style-name="ce10">
                <text:p>Juego ganado</text:p>
              </table:table-cell>
            </table:table-row>
            <table:table-row table:style-name="ro5">
              <table:table-cell table:style-name="ce11">
                <text:p><text:span text:style-name="T8">LOSS &lt;Word&gt;</text:span></text:p>
              </table:table-cell>
              <table:table-cell table:style-name="ce10">
                <text:p>Juego perdido</text:p>
              </table:table-cell>
            </table:table-row>
            <table:table-row table:style-name="ro6">
              <table:table-cell table:style-name="ce12">
                <text:p><text:span text:style-name="T10">OVER &lt;SessionID&gt;</text:span></text:p>
              </table:table-cell>
              <table:table-cell table:style-name="ce10">
                <text:p>Juego finalizado previament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5" draw:layer="layout" svg:width="31.373cm" svg:height="21.67cm" svg:x="-1.687cm" svg:y="-2.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598cm" presentation:class="title">
          <draw:text-box>
            <text:p>Créditos y Enlaces</text:p>
          </draw:text-box>
        </draw:frame>
        <draw:frame presentation:style-name="pr5" draw:layer="layout" svg:width="25.2cm" svg:height="9.133cm" svg:x="1.4cm" svg:y="3.798cm" presentation:class="outline" presentation:user-transformed="true">
          <draw:text-box>
            <text:list text:style-name="L2">
              <text:list-item>
                <text:p>Realizado por Alejandro Núñez Pérez </text:p>
              </text:list-item>
              <text:list-item>
                <text:p>Recursos disponibles en GitHub en mi perfil:<text:line-break/><text:a xlink:href="https://github.com/Alxe/UGR_FR/tree/master/HangedMan" xlink:type="simple">https://github.com/Alxe/UGR_FR/tree/master/HangedMan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39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5cm" svg:x="-0.16cm" svg:y="0.223cm">
        <draw:image xlink:href="Pictures/100010580000879200001508D21A14F0A9096EB5.svg" xlink:type="simple" xlink:show="embed" xlink:actuate="onLoad">
          <text:p/>
        </draw:image>
        <draw:image xlink:href="Pictures/100002010000040E000000A122FD410A836F4BCB.png" xlink:type="simple" xlink:show="embed" xlink:actuate="onLoad"/>
      </draw:frame>
      <draw:frame presentation:style-name="BrightBlue-title" draw:layer="backgroundobjects" svg:width="19.5cm" svg:height="2.6cm" svg:x="1.4cm" svg:y="0.598cm" presentation:class="title" presentation:placeholder="true">
        <draw:text-box/>
      </draw:frame>
      <draw:frame presentation:style-name="BrightBlue-outline1" draw:layer="backgroundobjects" svg:width="25.2cm" svg:height="9.133cm" svg:x="1.4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20:59:20.296958532</meta:creation-date>
    <meta:editing-duration>P0D</meta:editing-duration>
    <meta:editing-cycles>1</meta:editing-cycles>
    <meta:generator>LibreOffice/5.4.2.2.0$Linux_X86_64 LibreOffice_project/40$Build-2</meta:generator>
    <dc:title>Bright Blue</dc:title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656cm"/>
    </style:style>
    <style:style style:name="gr2" style:family="graphic" style:parent-style-name="standard">
      <style:graphic-properties draw:fill="solid" draw:fill-color="#92e285" draw:textarea-horizontal-align="justify" draw:textarea-vertical-align="middle" draw:auto-grow-height="false" fo:min-height="1.995cm" fo:min-width="1.656cm"/>
    </style:style>
    <style:style style:name="gr3" style:family="graphic" style:parent-style-name="standard">
      <style:graphic-properties draw:fill="solid" draw:fill-color="#1c1c1c" draw:textarea-horizontal-align="justify" draw:textarea-vertical-align="middle" draw:auto-grow-height="false" fo:min-height="1.995cm" fo:min-width="1.6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d1c24" draw:textarea-horizontal-align="justify" draw:textarea-vertical-align="middle" draw:auto-grow-height="false" fo:min-height="1.995cm" fo:min-width="1.6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2e285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3.175cm" svg:x="1.698cm" svg:y="2.905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048cm" svg:height="3.175cm" svg:x="7.858cm" svg:y="2.905cm">
          <text:p text:style-name="P1">Play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048cm" svg:height="3.175cm" svg:x="16.367cm" svg:y="6.08cm">
          <text:p text:style-name="P1">W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3.048cm" svg:height="3.175cm" svg:x="13.956cm" svg:y="10.017cm">
          <text:p text:style-name="P1">O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048cm" svg:height="3.175cm" svg:x="11.668cm" svg:y="6.08cm">
          <text:p text:style-name="P1">Lo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4.746cm" svg:y1="4.493cm" svg:x2="7.858cm" svg:y2="4.493cm" draw:start-shape="id1" draw:start-glue-point="10" draw:end-shape="id2" draw:end-glue-point="6" svg:d="M4746 4493h3112" svg:viewBox="0 0 3113 1">
          <text:p/>
        </draw:connector>
        <draw:connector draw:style-name="gr4" draw:text-style-name="P4" draw:layer="layout" draw:type="curve" svg:x1="9.382cm" svg:y1="2.905cm" svg:x2="9.382cm" svg:y2="2.905cm" draw:start-shape="id2" draw:start-glue-point="4" draw:end-shape="id2" draw:end-glue-point="4" svg:d="M9382 2905z" svg:viewBox="0 0 1 1">
          <text:p/>
        </draw:connector>
        <draw:connector draw:style-name="gr4" draw:text-style-name="P4" draw:layer="layout" draw:type="curve" svg:x1="10.906cm" svg:y1="4.493cm" svg:x2="17.891cm" svg:y2="6.08cm" draw:start-shape="id2" draw:start-glue-point="10" draw:end-shape="id3" draw:end-glue-point="4" svg:d="M10906 4493c4657 0 6985 529 6985 1587" svg:viewBox="0 0 6986 1588">
          <text:p/>
        </draw:connector>
        <draw:connector draw:style-name="gr4" draw:text-style-name="P4" draw:layer="layout" draw:type="curve" svg:x1="10.906cm" svg:y1="4.493cm" svg:x2="13.192cm" svg:y2="6.08cm" draw:start-shape="id2" draw:start-glue-point="10" draw:end-shape="id4" draw:end-glue-point="4" svg:d="M10906 4493c1524 0 2286 529 2286 1587" svg:viewBox="0 0 2287 1588">
          <text:p/>
        </draw:connector>
        <draw:custom-shape draw:style-name="gr5" draw:text-style-name="P5" xml:id="id5" draw:id="id5" draw:layer="layout" svg:width="3.048cm" svg:height="3.175cm" svg:x="1.635cm" svg:y="10.017cm">
          <text:p text:style-name="P1">Err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3.222cm" svg:y1="6.08cm" svg:x2="3.159cm" svg:y2="10.017cm" draw:start-shape="id1" draw:start-glue-point="8" draw:end-shape="id5" draw:end-glue-point="4" svg:d="M3222 6080c0 2952-63 984-63 3937" svg:viewBox="0 0 64 3938">
          <text:p/>
        </draw:connector>
        <draw:connector draw:style-name="gr4" draw:text-style-name="P4" draw:layer="layout" draw:type="curve" svg:x1="8.304cm" svg:y1="5.615cm" svg:x2="4.683cm" svg:y2="11.605cm" draw:start-shape="id2" draw:start-glue-point="7" draw:end-shape="id5" draw:end-glue-point="10" svg:d="M8304 5615c-3049 0-1239 5990-3621 5990" svg:viewBox="0 0 3622 5991">
          <text:p/>
        </draw:connector>
        <draw:connector draw:style-name="gr4" draw:text-style-name="P4" draw:layer="layout" draw:type="curve" svg:x1="13.192cm" svg:y1="9.255cm" svg:x2="13.956cm" svg:y2="11.605cm" draw:start-shape="id4" draw:start-glue-point="8" draw:end-shape="id6" draw:end-glue-point="6" svg:d="M13192 9255c0 1567 254 2350 764 2350" svg:viewBox="0 0 765 2351">
          <text:p/>
        </draw:connector>
        <draw:connector draw:style-name="gr4" draw:text-style-name="P4" draw:layer="layout" draw:type="curve" svg:x1="17.891cm" svg:y1="9.255cm" svg:x2="17.004cm" svg:y2="11.605cm" draw:start-shape="id3" draw:start-glue-point="8" draw:end-shape="id6" draw:end-glue-point="10" svg:d="M17891 9255c0 1567-295 2350-887 2350" svg:viewBox="0 0 888 2351">
          <text:p/>
        </draw:connector>
        <draw:connector draw:style-name="gr4" draw:text-style-name="P4" draw:layer="layout" draw:type="curve" draw:line-skew="0cm -1.022cm" svg:x1="10.906cm" svg:y1="4.493cm" svg:x2="7.858cm" svg:y2="4.493cm" draw:start-shape="id2" draw:start-glue-point="10" draw:end-shape="id2" draw:end-glue-point="6" svg:d="M10906 4493c753 0 503-3112-1523-3112-2025 0-2276 3112-1525 3112" svg:viewBox="0 0 3828 3113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71cm" svg:stroke-color="#000000" draw:marker-start-width="0.69cm" draw:marker-end="Arrow" draw:marker-end-width="0.457cm" svg:stroke-opacity="20%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64cm" fo:min-width="2.293cm"/>
    </style:style>
    <style:style style:name="gr3" style:family="graphic" style:parent-style-name="standard">
      <style:graphic-properties draw:fill="solid" draw:fill-color="#92e285" draw:textarea-horizontal-align="justify" draw:textarea-vertical-align="middle" draw:auto-grow-height="false" fo:min-height="0.64cm" fo:min-width="2.293cm"/>
    </style:style>
    <style:style style:name="gr4" style:family="graphic" style:parent-style-name="standard">
      <style:graphic-properties draw:fill="solid" draw:fill-color="#92e285" draw:textarea-horizontal-align="justify" draw:textarea-vertical-align="middle" draw:auto-grow-height="false" fo:min-height="0.639cm" fo:min-width="2.294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64cm" fo:min-width="2.293cm"/>
    </style:style>
    <style:style style:name="gr6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71cm" svg:stroke-color="#000000" draw:marker-start-width="0.463cm" draw:marker-end="Arrow" draw:marker-end-width="0.463cm" svg:stroke-opacity="20%" draw:fill="none" draw:textarea-vertical-align="middle" fo:padding-top="0.161cm" fo:padding-bottom="0.161cm" fo:padding-left="0.286cm" fo:padding-right="0.286cm"/>
    </style:style>
    <style:style style:name="gr10" style:family="graphic" style:parent-style-name="standard">
      <style:graphic-properties draw:fill="solid" draw:fill-color="#f09e6f" draw:textarea-horizontal-align="justify" draw:textarea-vertical-align="middle" draw:auto-grow-height="false" fo:min-height="0.64cm" fo:min-width="2.293cm"/>
    </style:style>
    <style:style style:name="gr11" style:family="graphic" style:parent-style-name="standard">
      <style:graphic-properties draw:fill="solid" draw:fill-color="#f09e6f" draw:textarea-horizontal-align="justify" draw:textarea-vertical-align="middle" draw:auto-grow-height="false" fo:min-height="0.65cm" fo:min-width="2.296cm"/>
    </style:style>
    <style:style style:name="gr12" style:family="graphic" style:parent-style-name="standard">
      <style:graphic-properties draw:fill="solid" draw:fill-color="#f09e6f" draw:textarea-horizontal-align="justify" draw:textarea-vertical-align="middle" draw:auto-grow-height="false" fo:min-height="0.64cm" fo:min-width="2.294cm"/>
    </style:style>
    <style:style style:name="gr13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letter-spacing="0.06cm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solid" draw:fill-color="#92e285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0000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style:use-window-font-color="true" fo:letter-spacing="0.06cm"/>
    </style:style>
    <style:style style:name="P9" style:family="paragraph">
      <loext:graphic-properties draw:fill="solid" draw:fill-color="#f09e6f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letter-spacing="0.06cm"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use-window-font-color="true" fo:letter-spacing="0.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2" draw:layer="layout" svg:x1="2.596cm" svg:y1="14.645cm" svg:x2="27.097cm" svg:y2="14.643cm">
            <text:p text:style-name="P1"><text:span text:style-name="T1">Servidor</text:span></text:p>
          </draw:line>
          <draw:custom-shape draw:style-name="gr2" draw:text-style-name="P4" xml:id="id5" draw:id="id5" draw:layer="layout" svg:width="2.793cm" svg:height="0.89cm" draw:transform="rotate (-0.00209439510239331) translate (7.289cm 14.27cm)">
            <text:p text:style-name="P3"><text:span text:style-name="T2">STARTED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xml:id="id7" draw:id="id7" draw:layer="layout" svg:width="2.793cm" svg:height="0.89cm" draw:transform="rotate (-0.00209439510239331) translate (11.606cm 14.264cm)">
            <text:p text:style-name="P3"><text:span text:style-name="T2">PLAYING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1" draw:id="id1" draw:layer="layout" svg:width="2.794cm" svg:height="0.889cm" draw:transform="rotate (-0.00209439510239331) translate (17.193cm 13.127cm)">
            <text:p text:style-name="P3"><text:span text:style-name="T2">WIN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3" draw:id="id3" draw:layer="layout" svg:width="2.794cm" svg:height="0.889cm" draw:transform="rotate (-0.00209439510239331) translate (17.193cm 15.414cm)">
            <text:p text:style-name="P3"><text:span text:style-name="T2">LOSS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xml:id="id2" draw:id="id2" draw:layer="layout" svg:width="2.793cm" svg:height="0.89cm" draw:transform="rotate (-0.00209439510239331) translate (23.287cm 14.27cm)">
            <text:p text:style-name="P3"><text:span text:style-name="T2">OVER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7" draw:layer="layout" draw:type="lines" svg:x1="19.986cm" svg:y1="13.571cm" svg:x2="23.287cm" svg:y2="14.721cm" draw:start-shape="id1" draw:start-glue-point="1" draw:end-shape="id2" draw:end-glue-point="3" svg:d="M19986 13571h502l2296 1150h503" svg:viewBox="0 0 3302 1151">
            <text:p/>
          </draw:connector>
          <draw:connector draw:style-name="gr6" draw:text-style-name="P7" draw:layer="layout" draw:type="lines" svg:x1="19.986cm" svg:y1="15.858cm" svg:x2="23.287cm" svg:y2="14.721cm" draw:start-shape="id3" draw:start-glue-point="1" draw:end-shape="id2" svg:d="M19986 15858h502l2296-1137h503" svg:viewBox="0 0 3302 1138">
            <text:p/>
          </draw:connector>
        </draw:g>
        <draw:frame draw:style-name="gr7" draw:text-style-name="P3" draw:layer="layout" svg:width="0.2cm" svg:height="0.385cm" svg:x="13.909cm" svg:y="7.7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onnector draw:style-name="gr8" draw:text-style-name="P7" draw:layer="layout" draw:type="curve" svg:x1="7.291cm" svg:y1="7.988cm" svg:x2="8.684cm" svg:y2="14.273cm" draw:start-shape="id4" draw:start-glue-point="2" draw:end-shape="id5" draw:end-glue-point="0" svg:d="M7291 7988c0 4716 1393 1574 1393 6285" svg:viewBox="0 0 1394 6286">
            <text:p/>
          </draw:connector>
          <draw:connector draw:style-name="gr8" draw:text-style-name="P7" draw:layer="layout" draw:type="curve" svg:x1="12.874cm" svg:y1="7.998cm" svg:x2="13.001cm" svg:y2="14.267cm" draw:start-shape="id6" draw:start-glue-point="2" draw:end-shape="id7" svg:d="M12874 7998c0 4704 127 1570 127 6269" svg:viewBox="0 0 128 6270">
            <text:p/>
          </draw:connector>
          <draw:g>
            <draw:g>
              <draw:line draw:style-name="gr9" draw:text-style-name="P8" draw:layer="layout" svg:x1="2.596cm" svg:y1="7.596cm" svg:x2="27.097cm" svg:y2="7.594cm">
                <text:p text:style-name="P1"><text:span text:style-name="T3">Cliente</text:span></text:p>
              </draw:line>
              <draw:custom-shape draw:style-name="gr10" draw:text-style-name="P9" xml:id="id4" draw:id="id4" draw:layer="layout" svg:width="2.793cm" svg:height="0.89cm" draw:transform="rotate (0.00349065850398866) translate (5.895cm 7.103cm)">
                <text:p text:style-name="P3"><text:span text:style-name="T2">START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" draw:text-style-name="P9" xml:id="id6" draw:id="id6" draw:layer="layout" svg:width="2.796cm" svg:height="0.9cm" draw:transform="rotate (0.00349065850398866) translate (11.475cm 7.103cm)">
                <text:p text:style-name="P3"><text:span text:style-name="T2">GUESS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xml:id="id8" draw:id="id8" draw:layer="layout" svg:width="2.794cm" svg:height="0.89cm" draw:transform="rotate (0.00349065850398866) translate (16.808cm 7.103cm)">
                <text:p text:style-name="P3"><text:span text:style-name="T2">GUESS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8" draw:text-style-name="P7" draw:layer="layout" draw:type="curve" svg:x1="8.689cm" svg:y1="7.548cm" svg:x2="11.477cm" svg:y2="7.543cm" draw:start-shape="id4" draw:start-glue-point="1" draw:end-shape="id6" draw:end-glue-point="3" svg:d="M8689 7548c2091 0 697-5 2788-5" svg:viewBox="0 0 2789 6">
                <text:p/>
              </draw:connector>
              <draw:connector draw:style-name="gr8" draw:text-style-name="P7" draw:layer="layout" draw:type="curve" svg:x1="14.273cm" svg:y1="7.553cm" svg:x2="16.81cm" svg:y2="7.538cm" draw:start-shape="id6" draw:start-glue-point="1" draw:end-shape="id8" draw:end-glue-point="3" svg:d="M14273 7553c1902 0 634-15 2537-15" svg:viewBox="0 0 2538 16">
                <text:p/>
              </draw:connector>
              <draw:connector draw:style-name="gr13" draw:text-style-name="P7" draw:layer="layout" svg:x1="18.209cm" svg:y1="7.098cm" svg:x2="12.877cm" svg:y2="7.098cm" draw:start-shape="id8" draw:start-glue-point="0" draw:end-shape="id6" draw:end-glue-point="0" svg:d="M18209 7098v-505h-5332v505" svg:viewBox="0 0 5333 506">
                <text:p/>
              </draw:connector>
            </draw:g>
            <draw:connector draw:style-name="gr8" draw:text-style-name="P10" draw:layer="layout" draw:type="curve" draw:line-skew="-2.391cm -0.948cm" svg:x1="18.206cm" svg:y1="7.988cm" svg:x2="17.192cm" svg:y2="15.864cm" draw:start-shape="id8" draw:start-glue-point="2" draw:end-shape="id3" draw:end-glue-point="3" svg:d="M18206 7988c0 1986-1233 1654-2030 3127s-1160 4749 1016 4749" svg:viewBox="0 0 2652 7877">
              <text:p/>
            </draw:connector>
            <draw:connector draw:style-name="gr8" draw:text-style-name="P7" draw:layer="layout" draw:type="curve" draw:line-skew="-1.159cm -0.959cm" svg:x1="18.206cm" svg:y1="7.988cm" svg:x2="17.192cm" svg:y2="13.577cm" draw:start-shape="id8" draw:start-glue-point="2" draw:end-shape="id1" draw:end-glue-point="3" svg:d="M18206 7988c0 2119-1238 1765-2040 2633s-1167 2956 1026 2956" svg:viewBox="0 0 2665 5590">
              <text:p/>
            </draw:connector>
          </draw:g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